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es new roman" svg:font-family="'Ties new roman'"/>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loext:graphic-properties draw:fill="solid" draw:fill-color="#f8f9fa" draw:opacity="100%"/>
      <style:paragraph-properties fo:margin-left="0cm" fo:margin-right="0cm" fo:margin-top="0cm" fo:margin-bottom="0cm" loext:contextual-spacing="false" fo:line-height="200%" fo:text-align="center" style:justify-single-word="false" fo:orphans="2" fo:widows="2" fo:text-indent="0cm" style:auto-text-indent="false" fo:background-color="#f8f9fa" fo:padding="0cm" fo:border="none" style:writing-mode="lr-tb"/>
      <style:text-properties fo:font-variant="normal" fo:text-transform="none" fo:color="#202124" style:font-name="Ties new roman" fo:font-size="10pt" fo:letter-spacing="normal" fo:language="pt" fo:country="PT" fo:font-style="normal" fo:font-weight="bold" style:font-size-asian="10pt" style:font-weight-asian="bold" style:font-size-complex="10pt" style:font-weight-complex="bold"/>
    </style:style>
    <style:style style:name="P2" style:family="paragraph" style:parent-style-name="Preformatted_20_Text">
      <loext:graphic-properties draw:fill="solid" draw:fill-color="#f8f9fa" draw:opacity="100%"/>
      <style:paragraph-properties fo:margin-top="0cm" fo:margin-bottom="0cm" loext:contextual-spacing="false" fo:line-height="200%" fo:text-align="justify" style:justify-single-word="false" fo:orphans="2" fo:widows="2" fo:background-color="#f8f9fa" fo:padding="0cm" fo:border="none" style:writing-mode="lr-tb"/>
      <style:text-properties fo:font-variant="normal" fo:text-transform="none" fo:color="#202124" style:font-name="Ties new roman" fo:font-size="10pt" fo:letter-spacing="normal" fo:language="pt" fo:country="PT" fo:font-style="normal" fo:font-weight="normal" style:font-size-asian="10pt" style:font-size-complex="10pt"/>
    </style:style>
    <style:style style:name="P3" style:family="paragraph" style:parent-style-name="Standard">
      <style:paragraph-properties fo:line-height="200%" fo:text-align="justify" style:justify-single-word="false"/>
      <style:text-properties style:font-name="Ties new roman" fo:font-size="10pt" style:font-size-asian="10pt" style:font-size-complex="10pt"/>
    </style:style>
    <style:style style:name="P4" style:family="paragraph" style:parent-style-name="Standard">
      <style:paragraph-properties fo:line-height="200%" fo:text-align="justify" style:justify-single-word="false"/>
      <style:text-properties style:font-name="Ties new roman" fo:font-size="10pt" officeooo:paragraph-rsid="001b9be8" style:font-size-asian="10pt" style:font-size-complex="10pt"/>
    </style:style>
    <style:style style:name="T1" style:family="text">
      <style:text-properties officeooo:rsid="001b9be8"/>
    </style:style>
    <style:style style:name="T2" style:family="text">
      <style:text-properties officeooo:rsid="001c96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tw-target-text"/>Quando o desenvolvimento de sistemas falha</text:p>
      <text:p text:style-name="P2"/>
      <text:p text:style-name="P2">Analistas de sistemas e desenvolvedores carregam uma quantidade significativa de responsabilidade em seus ombros. Os sistemas de informação desempenham um papel importante no sucesso dos negócios de hoje, e uma falha sistema pode significar o fim de um negócio ou pior. Quando os sistemas de informação significam vida ou morte para os clientes, muito mais está em jogo do que a reputação de uma empresa.</text:p>
      <text:p text:style-name="P3"/>
      <text:p text:style-name="P4">Foi o caso de uma grande organização de saúde, que para manter o anonimato é chamado de HCO neste artigo. Em 2004, HCO decidiu que seria mais econômico tratar todo o seu rim se transplante em vez de usar um <text:span text:style-name="T2">centro </text:span>médico universitário próximo.</text:p>
      <text:p text:style-name="P4"/>
      <text:p text:style-name="P4"><text:span text:style-name="T1">A </text:span>HCO construiu um novo centro de transplante de rim para lidar com seus pacientes transplantados renais e nomeado um diretor. O diretor começou a transferir todos os registros de pacientes do centro médico da universidade para o novo centro - mais de 1.500 pacientes ao todo.</text:p>
      <text:p text:style-name="P4">No entanto, em vez de coordenar com o médico da universidade centro de transferência de pacientes e seus dados de um sistema de informação para outro, a HCO decidiu abandonar o processo de desenvolvimento de sistemas usual e apressar a transição.</text:p>
      <text:p text:style-name="P4">A equipe da instalação médica anterior se viu incapaz de processar e transferir o grande número de pacientes registros para o novo centro no período de tempo necessário. Eles descobri<text:span text:style-name="T2">ram</text:span> que os dados em muitos registros de pacientes estavam incorretos, e até que o corrigissem, a equipe do centro não poderia processar o registros do paciente. Gerenciar transplantes renais é complexo e demorado sensível. </text:p>
      <text:p text:style-name="P4">Os rins são raros e os elegíveis para transplantes ficam em uma lista de espera, esperando que sejam chamados antes que seus próprios rins falhem. Devido à falha na transferência de dados, centenas de registros de pacientes foram perdidos.</text:p>
      <text:p text:style-name="P3">Para piorar as coisas, o novo centro de transplante não tinha pessoal e recursos suficientes. Por não ter sistemas de informação adequados, a equipe do novo centro mantinha médicos registros principalmente em papel. Eles não tinham um sistema para determinar se algum prontuário do paciente foi perdido na transferência, nem poderia os pacientes usam um <text:soft-page-break/>sistema para expressar preocupação ou apresentar uma reclamação a nova instalação ainda estava esperando a chamada para um novo rim isso nunca viria. Finalmente, com base na história de um denunciante, um estação de TV e jornal local começaram a pressionar o novo centro para revelar por que os pacientes estavam esperando mais do que o normal pelos transplantes.</text:p>
      <text:p text:style-name="P3"/>
      <text:p text:style-name="P3">Mais de dois anos, pacientes cujos registros não foram transferidos para a nova instalação ainda estavam esperando a chamada para um novo rim isso nunca viria. Finalmente, com base na história de um denunciante, um estação de TV e jornal local começaram a pressionar o novo centro para revelar por que os pacientes estavam esperando mais do que o normal pelos transplantes.</text:p>
      <text:p text:style-name="P3"/>
      <text:p text:style-name="P3">A investigação levou rapidamente a um litígio formal contra HCO em um número de contagens, não menos das quais foi o fracasso de HCO em aderir a cinco regulamentos estaduais e 15 federais, principalmente lidando com o gerenciamento de prontuários de pacientes. O Departamento de Estado de</text:p>
      <text:p text:style-name="P3">O Managed Health Care (DMHC) concluiu que os problemas experimentados por HCO e seus pacientes são devido à "falta de eficácia planejamento ”e que a ausência de gerenciamento de informações adequado representava“ atrasos no atendimento potencialmente fatais ”.</text:p>
      <text:p text:style-name="P3"/>
      <text:p text:style-name="P3">Na verdade, "potencial" parece ser "real", uma vez que uma investigação mais aprofundada mostra que no primeiro ano de operações, o dobro do normal número de mortes de pacientes foram causadas por uma longa espera por rins. Profissionais do ramo de transplantes dizem que isso é o pior problema que a indústria já viu.</text:p>
      <text:p text:style-name="P3"/>
      <text:p text:style-name="P3">Eventualmente, HCO abandonou seus planos para um novo centro e devolveu todos os seus pacientes renais aos seus cuidados anteriores. A organização pagou US $ 2 milhões em multas ao Departamento de Estado de Managed Health Care (DMHC) e ofereceu outros US $ 3 milhões</text:p>
      <text:p text:style-name="P3">em contribuições para um grupo de educação sobre transplante. Enquanto isso, acabou</text:p>
      <text:p text:style-name="P3">50 pacientes e familiares de pessoas que morreram esperando por rins estão processar a organização em casos separados, principalmente por negligência ou homicídio culposo.</text:p>
      <text:p text:style-name="P3"><text:soft-page-break/></text:p>
      <text:p text:style-name="P4">Enquanto os investigadores analisam este caso em busca de uma explicação de exatamente o que deu errado, os envolvidos estão aceitando alguns culpa, mas também apontando o dedo um para o outro. Uma coisa é certa:</text:p>
      <text:p text:style-name="P4">Se as práticas adequadas de desenvolvimento de sistemas foram postas em prática, o novo centro de transplante renal estaria operacional, pacientes vidas teriam sido salvas, e a reputação do anterior o respeitado HCO ainda estaria brilhand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es new roman" svg:font-family="'Ties new roman'"/>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1T17:13:18.009198863</meta:creation-date>
    <dc:date>2020-12-01T17:43:26.802818046</dc:date>
    <meta:editing-duration>PT19M38S</meta:editing-duration>
    <meta:editing-cycles>2</meta:editing-cycles>
    <meta:generator>LibreOffice/6.4.6.2$Linux_X86_64 LibreOffice_project/40$Build-2</meta:generator>
    <meta:document-statistic meta:table-count="0" meta:image-count="0" meta:object-count="0" meta:page-count="3" meta:paragraph-count="17" meta:word-count="774" meta:character-count="4784" meta:non-whitespace-character-count="4026"/>
  </office:meta>
</office:document-meta>
</file>